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family="Arial" style:font-family-generic="swiss" style:font-pitch="variable" fo:font-style="italic" style:font-style-asian="italic" style:font-style-complex="italic"/>
    </style:style>
    <style:style style:name="T9" style:family="text">
      <style:text-properties fo:font-family="Arial" style:font-family-generic="swiss" style:font-pitch="variable" fo:font-style="normal" style:font-style-asian="normal" style:font-style-complex="normal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Obj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1.074cm" svg:x="2.5cm" svg:y="5.8cm" presentation:class="outline" presentation:user-transformed="true">
          <draw:text-box>
            <text:list text:style-name="L2">
              <text:list-item>
                <text:p><text:span text:style-name="T3">Understand what a object is</text:span></text:p>
              </text:list-item>
              <text:list-item>
                <text:p><text:span text:style-name="T3">Understand why they are useful</text:span></text:p>
                <text:list>
                  <text:list-item>
                    <text:p><text:span text:style-name="T3">Data with the code which processes it</text:span></text:p>
                  </text:list-item>
                </text:list>
              </text:list-item>
              <text:list-item>
                <text:p><text:span text:style-name="T3">Know that they are usually kept in a lib directory</text:span></text:p>
              </text:list-item>
              <text:list-item>
                <text:p><text:span text:style-name="T3">Format much like modules</text:span></text:p>
              </text:list-item>
              <text:list-item>
                <text:p><text:span text:style-name="T3">Moose is bes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Procedural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 originally conceived as a procedural language.</text:span></text:p>
              </text:list-item>
              <text:list-item>
                <text:p><text:span text:style-name="T3">Execute a script, top to bottom. Much like following the recipe for making a cup of te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Procedural Processing</text:span></text:p>
          </draw:text-box>
        </draw:frame>
        <draw:frame presentation:style-name="pr3" draw:text-style-name="P4" draw:layer="layout" svg:width="23cm" svg:height="11.87cm" svg:x="2.5cm" svg:y="5.8cm" presentation:class="outline" presentation:user-transformed="true">
          <draw:text-box>
            <text:list text:style-name="L2">
              <text:list-item>
                <text:p><text:span text:style-name="T3">Procedure</text:span></text:p>
                <text:list>
                  <text:list-item>
                    <text:p><text:span text:style-name="T3">Put teabag in cup</text:span></text:p>
                  </text:list-item>
                  <text:list-item>
                    <text:p><text:span text:style-name="T3">boil water</text:span></text:p>
                  </text:list-item>
                  <text:list-item>
                    <text:p><text:span text:style-name="T3">add boiling water to cup</text:span></text:p>
                  </text:list-item>
                  <text:list-item>
                    <text:p><text:span text:style-name="T3">brew to taste</text:span></text:p>
                  </text:list-item>
                  <text:list-item>
                    <text:p><text:span text:style-name="T3">remove teabag</text:span></text:p>
                  </text:list-item>
                  <text:list-item>
                    <text:p><text:span text:style-name="T3">add milk/sugar/lemon to taste</text:span></text:p>
                  </text:list-item>
                  <text:list-item>
                    <text:p><text:span text:style-name="T3">dri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Procedural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rocedural processing is fast</text:span></text:p>
              </text:list-item>
              <text:list-item>
                <text:p><text:span text:style-name="T3">Because computers (like us) like to process in a top to bottom way</text:span></text:p>
              </text:list-item>
              <text:list-item>
                <text:p><text:span text:style-name="T3">You don't start a recipe halfway down - or at least not more than once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Oriented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Many other languages are considered Object Oriented</text:span></text:p>
              </text:list-item>
              <text:list-item>
                <text:p><text:span text:style-name="T3">They like everything to be an object, and you call methods (functions) on that object.</text:span></text:p>
              </text:list-item>
              <text:list-item>
                <text:p><text:span text:style-name="T3">Much like a kettle is an object, it can't make the tea, but it can boil wa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Oriented Processing</text:span></text:p>
          </draw:text-box>
        </draw:frame>
        <draw:frame presentation:style-name="pr3" draw:text-style-name="P4" draw:layer="layout" svg:width="23cm" svg:height="13.533cm" svg:x="2.5cm" svg:y="5.8cm" presentation:class="outline" presentation:user-transformed="true">
          <draw:text-box>
            <text:list text:style-name="L2">
              <text:list-item>
                <text:p><text:span text:style-name="T3">Cup</text:span></text:p>
                <text:list>
                  <text:list-item>
                    <text:p><text:span text:style-name="T3">contains water, teabag, milk, sugar, lemon (attributes)</text:span></text:p>
                  </text:list-item>
                  <text:list-item>
                    <text:p><text:span text:style-name="T3">has methods add_water, add_teabag, add_milk, add_sugar, add_lemon</text:span></text:p>
                  </text:list-item>
                </text:list>
              </text:list-item>
              <text:list-item>
                <text:p><text:span text:style-name="T3">Kettle</text:span></text:p>
                <text:list>
                  <text:list-item>
                    <text:p><text:span text:style-name="T3">contains water</text:span></text:p>
                  </text:list-item>
                  <text:list-item>
                    <text:p><text:span text:style-name="T3">has methods boil_contents, fill_kettle, pour_contents, water_is_cold, water_is_h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Oriented Process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Saucepan</text:span></text:p>
                <text:list>
                  <text:list-item>
                    <text:p><text:span text:style-name="T3">contains water, soup</text:span></text:p>
                  </text:list-item>
                  <text:list-item>
                    <text:p><text:span text:style-name="T3">has methods boil_contents, fill_saucepan_with, simmer_soup, pour_contents</text:span></text:p>
                  </text:list-item>
                </text:list>
              </text:list-item>
              <text:list-item>
                <text:p><text:span text:style-name="T3">Teabag</text:span></text:p>
                <text:list>
                  <text:list-item>
                    <text:p><text:span text:style-name="T3">has methods fresh, is_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Oriented Perl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In Perl5, the designers decided to implement an Object system into Perl.</text:span></text:p>
              </text:list-item>
              <text:list-item>
                <text:p><text:span text:style-name="T3">A Perl project could become object oriented if the developer of that project wished it.</text:span></text:p>
              </text:list-item>
              <text:list-item>
                <text:p><text:span text:style-name="T3">What actually happened was that Perl virtually became Object Oriented.</text:span></text:p>
              </text:list-item>
              <text:list-item>
                <text:p><text:span text:style-name="T3">Procedural scripts to be only when objects were really to mu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Oriented Perl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Object Orientation is an add on, it is slower than procedural.</text:span></text:p>
              </text:list-item>
              <text:list-item>
                <text:p><text:span text:style-name="T3">But has some nice advantages, such as allowing us to 'abstract' away code which can obtain 'data' in different ways.</text:span></text:p>
              </text:list-item>
              <text:list-item>
                <text:p><text:span text:style-name="T3">Does our teamaker need to worry about where it gets boiled water? It could use a kettle or a saucepan.</text:span></text:p>
              </text:list-item>
              <text:list-item>
                <text:p><text:span text:style-name="T3">Objects represent this in the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Framework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Frameworks developed to take advantage of this, and a framework has appeared which does 90% of the hard work for you in creating objects.</text:span></text:p>
                <text:p><text:span text:style-name="T3"/></text:p>
              </text:list-item>
              <text:list-item>
                <text:p><text:span text:style-name="T3">Moo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 Creation</text:span></text:p>
          </draw:text-box>
        </draw:frame>
        <draw:frame presentation:style-name="pr3" draw:text-style-name="P4" draw:layer="layout" svg:width="23cm" svg:height="11.575cm" svg:x="2.5cm" svg:y="5.8cm" presentation:class="outline" presentation:user-transformed="true">
          <draw:text-box>
            <text:list text:style-name="L2">
              <text:list-item>
                <text:p><text:span text:style-name="T3">We are going to create objects, and use them in our scripts, using Moose.</text:span></text:p>
              </text:list-item>
              <text:list-item>
                <text:p><text:span text:style-name="T3">It is by far the easiest way to create objects, leaving out </text:span></text:p>
                <text:list>
                  <text:list-item>
                    <text:p><text:span text:style-name="T3">how to set up the objects</text:span></text:p>
                  </text:list-item>
                  <text:list-item>
                    <text:p><text:span text:style-name="T3">how to (correctly) store data in them.</text:span></text:p>
                  </text:list-item>
                </text:list>
              </text:list-item>
              <text:list-item>
                <text:p><text:span text:style-name="T5">We are going to keep our objects fairly si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2.123cm" svg:x="2.5cm" svg:y="5.8cm" presentation:class="outline" presentation:user-transformed="true">
          <draw:text-box>
            <text:list text:style-name="L2">
              <text:list-item>
                <text:p><text:span text:style-name="T5">First and foremost, an object is a package, more usually referred to as a class.</text:span></text:p>
              </text:list-item>
              <text:list-item>
                <text:p><text:span text:style-name="T5">We write a module (</text:span><text:span text:style-name="T6">lib/SequenceManipulator.pm</text:span><text:span text:style-name="T5">)</text:span></text:p>
                <text:p><text:span text:style-name="T7">package SequenceManipulator;</text:span></text:p>
              </text:list-item>
              <text:list-item>
                <text:p><text:span text:style-name="T3">a package name (compulsory)</text:span></text:p>
                <text:p><text:span text:style-name="T7">1;</text:span></text:p>
              </text:list-item>
              <text:list-item>
                <text:p><text:span text:style-name="T3">the final true value (compulso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3.411cm" svg:x="2.5cm" svg:y="5.8cm" presentation:class="outline" presentation:user-transformed="true">
          <draw:text-box>
            <text:list text:style-name="L2">
              <text:list-item>
                <text:p><text:span text:style-name="T5">Perl has no idea that this is an object, nor will it until it has been instantiated as one. </text:span></text:p>
              </text:list-item>
              <text:list-item>
                <text:p><text:span text:style-name="T5">For this, we need to provide </text:span><text:span text:style-name="T3">a method called </text:span><text:span text:style-name="T8">new</text:span><text:span text:style-name="T3">.</text:span></text:p>
              </text:list-item>
              <text:list-item>
                <text:p><text:span text:style-name="T3">Thankfully, this is where Moose comes in.</text:span></text:p>
                <text:p><text:span text:style-name="T7">package SequenceManipulator;</text:span></text:p>
                <text:p><text:span text:style-name="T7">use Modern::Perl;</text:span></text:p>
                <text:p><text:span text:style-name="T7">use Moose;</text:span></text:p>
                <text:p><text:span text:style-name="T7">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5">The</text:span><text:span text:style-name="T3"> </text:span><text:span text:style-name="T8">new </text:span><text:span text:style-name="T9">method is virtually the same in all objects you could write, so Moose stops us copy and pasting that method</text:span><text:span text:style-name="T3">.</text:span></text:p>
              </text:list-item>
              <text:list-item>
                <text:p><text:span text:style-name="T10">Note, we don't need any of that export stuff. Objects keep all their functions or 'methods' with them.</text:span></text:p>
              </text:list-item>
              <text:list-item>
                <text:p><text:span text:style-name="T10">Let's try using the object in a script.</text:span></text:p>
                <text:p><text:span text:style-name="T11">bin/01-use_SequenceManipulator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7">use lib 'lib';</text:span></text:p>
              </text:list-header>
              <text:list-item>
                <text:p><text:span text:style-name="T10">we still need to tell the script where to look for our class module</text:span></text:p>
                <text:p><text:span text:style-name="T7">use SequenceManipulator;</text:span></text:p>
              </text:list-item>
              <text:list-item>
                <text:p><text:span text:style-name="T10">We need to 'use' the module, for the interpreter to compile the code for 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2.385cm" svg:x="2.5cm" svg:y="5.8cm" presentation:class="outline" presentation:user-transformed="true">
          <draw:text-box>
            <text:list text:style-name="L2">
              <text:list-header>
                <text:p><text:span text:style-name="T7">my $sequence_manipulator = SequenceManipulator-&gt;new();</text:span></text:p>
              </text:list-header>
              <text:list-item>
                <text:p><text:span text:style-name="T10">Create the object</text:span></text:p>
              </text:list-item>
              <text:list-item>
                <text:p><text:span text:style-name="T10">Moose gives automatically gives our class module the method new, which we call using the arrow (-&gt;) operator.</text:span></text:p>
              </text:list-item>
              <text:list-item>
                <text:p><text:span text:style-name="T10">Same principal as using this for key-values or index-values in reference data structu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2.385cm" svg:x="2.5cm" svg:y="5.8cm" presentation:class="outline" presentation:user-transformed="true">
          <draw:text-box>
            <text:list text:style-name="L2">
              <text:list-header>
                <text:p><text:span text:style-name="T7">my $sequence_manipulator = SequenceManipulator-&gt;new();</text:span></text:p>
              </text:list-header>
              <text:list-item>
                <text:p><text:span text:style-name="T10">Create the object</text:span></text:p>
              </text:list-item>
              <text:list-item>
                <text:p><text:span text:style-name="T10">Moose gives automatically gives our class module the method new, which we call using the arrow (-&gt;) operator.</text:span></text:p>
              </text:list-item>
              <text:list-item>
                <text:p><text:span text:style-name="T10">Same principal as using this for key-values or index-values in reference data structu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10">If we take a look at the variable </text:span><text:span text:style-name="T11">$sequence_manipulator</text:span></text:p>
                <text:p><text:span text:style-name="T7">say $sequence_manipulator; # SequenceManipulator=HASH(0x8100e0)</text:span></text:p>
              </text:list-item>
              <text:list-item>
                <text:p><text:span text:style-name="T10">Lets look at th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11">HASH(0x8100e0)</text:span></text:p>
              </text:list-header>
              <text:list-item>
                <text:p><text:span text:style-name="T10">The first thing we spot - we have a hash reference. Just a like we saw in section 3 - variables and data structures – references</text:span></text:p>
              </text:list-item>
              <text:list-item>
                <text:p><text:span text:style-name="T10">So we have a data structure reference of the type HASH.</text:span></text:p>
              </text:list-item>
              <text:list-item>
                <text:p><text:span text:style-name="T10">What does the other part mean though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ur first Object - SequenceManipulator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header>
                <text:p><text:span text:style-name="T11">SequenceManipulator=</text:span></text:p>
              </text:list-header>
              <text:list-item>
                <text:p><text:span text:style-name="T10">We see our package or class name, with the = sign.</text:span></text:p>
              </text:list-item>
              <text:list-item>
                <text:p><text:span text:style-name="T10">The HASH reference has been </text:span><text:span text:style-name="T11">blessed</text:span><text:span text:style-name="T10"> into the package SequenceManipulator.</text:span></text:p>
              </text:list-item>
              <text:list-item>
                <text:p><text:span text:style-name="T10">Don't worry about the term </text:span><text:span text:style-name="T11">blessed</text:span><text:span text:style-name="T10">. Basically we have an object of the class </text:span><text:span text:style-name="T11">SequenceManipulator</text:span><text:span text:style-name="T10">, which we will be able to call methods and attributes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2.597cm" svg:x="2.5cm" svg:y="5.8cm" presentation:class="outline" presentation:user-transformed="true">
          <draw:text-box>
            <text:list text:style-name="L2">
              <text:list-item>
                <text:p><text:span text:style-name="T10">When we discussed the cup as an object, we said it had attributes such as</text:span></text:p>
                <text:list>
                  <text:list-item>
                    <text:p><text:span text:style-name="T10">water</text:span></text:p>
                  </text:list-item>
                  <text:list-item>
                    <text:p><text:span text:style-name="T10">teabag</text:span></text:p>
                  </text:list-item>
                  <text:list-item>
                    <text:p><text:span text:style-name="T10">milk</text:span></text:p>
                  </text:list-item>
                  <text:list-item>
                    <text:p><text:span text:style-name="T10">sugar</text:span></text:p>
                  </text:list-item>
                  <text:list-item>
                    <text:p><text:span text:style-name="T10">lemon</text:span></text:p>
                  </text:list-item>
                </text:list>
              </text:list-item>
              <text:list-item>
                <text:p><text:span text:style-name="T10">Does the cup have water in it? Yes/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2.759cm" svg:x="2.5cm" svg:y="5.8cm" presentation:class="outline" presentation:user-transformed="true">
          <draw:text-box>
            <text:list text:style-name="L2">
              <text:list-item>
                <text:p><text:span text:style-name="T10">Attributes are just the data contents of an object</text:span></text:p>
              </text:list-item>
              <text:list-item>
                <text:p><text:span text:style-name="T10">We make things easy by having attributes relevant to the object</text:span></text:p>
                <text:list>
                  <text:list-item>
                    <text:p><text:span text:style-name="T10">the object is going to do something with them (change water to tea)</text:span></text:p>
                  </text:list-item>
                  <text:list-item>
                    <text:p><text:span text:style-name="T10">logically provides a store for them (library stores books, but doesn't store kett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10">Our SequenceManipulator object will need some attributes. Sugg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10">Our SequenceManipulator object will need some attributes. Suggestions?</text:span></text:p>
                <text:list>
                  <text:list-item>
                    <text:p><text:span text:style-name="T10">Sequence</text:span></text:p>
                  </text:list-item>
                </text:list>
              </text:list-item>
              <text:list-item>
                <text:p><text:span text:style-name="T12">It is logical for a SequenceManipulator object to have a sequence attribute, so that it has something to manipulate</text:span></text:p>
                <text:p><text:span text:style-name="T13">lib/SequenceManipulatorAttributes.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3.648cm" svg:x="2.5cm" svg:y="5.8cm" presentation:class="outline" presentation:user-transformed="true">
          <draw:text-box>
            <text:list text:style-name="L2">
              <text:list-header>
                <text:p><text:span text:style-name="T14">has 'sequence' =&gt; (</text:span></text:p>
                <text:p><text:span text:style-name="T7"><text:s text:c="2"/></text:span><text:span text:style-name="T7">is =&gt; 'rw',</text:span></text:p>
                <text:p><text:span text:style-name="T7">);</text:span></text:p>
              </text:list-header>
              <text:list-item>
                <text:p><text:span text:style-name="T11">has</text:span><text:span text:style-name="T10"> is a special method which Moose gives us, to create an attribute with the name provided, in this case '</text:span><text:span text:style-name="T11">sequence</text:span><text:span text:style-name="T10">'.</text:span></text:p>
              </text:list-item>
              <text:list-item>
                <text:p><text:span text:style-name="T10">Need an attribute definition hash. </text:span></text:p>
              </text:list-item>
              <text:list-item>
                <text:p><text:span text:style-name="T10">You must always provide an 'is' definition.</text:span></text:p>
              </text:list-item>
              <text:list-item>
                <text:p><text:span text:style-name="T10">Two values rw or 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3.411cm" svg:x="2.5cm" svg:y="5.8cm" presentation:class="outline" presentation:user-transformed="true">
          <draw:text-box>
            <text:list text:style-name="L2">
              <text:list-item>
                <text:p><text:span text:style-name="T10">We can also define what type of data can be stored</text:span></text:p>
              </text:list-item>
              <text:list-item>
                <text:p><text:span text:style-name="T10">As sequence must be a string, we will define that</text:span></text:p>
                <text:p><text:span text:style-name="T14">has 'sequence' =&gt; (</text:span></text:p>
                <text:p><text:span text:style-name="T14"><text:s text:c="2"/></text:span><text:span text:style-name="T14">isa =&gt; 'Str',</text:span></text:p>
                <text:p><text:span text:style-name="T14"><text:s text:c="2"/></text:span><text:span text:style-name="T14">is =&gt; 'rw',</text:span></text:p>
                <text:p><text:span text:style-name="T14">);</text:span></text:p>
              </text:list-item>
              <text:list-item>
                <text:p><text:span text:style-name="T12">We won't go into any more defini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2.411cm" svg:x="2.5cm" svg:y="5.8cm" presentation:class="outline" presentation:user-transformed="true">
          <draw:text-box>
            <text:list text:style-name="L2">
              <text:list-header>
                <text:p><text:span text:style-name="T11">bin/02-adding_attributes.pl</text:span></text:p>
                <text:p><text:span text:style-name="T14">my $sequence_manipulator = SequenceManipulatorAttributes-&gt;new( {</text:span></text:p>
                <text:p><text:span text:style-name="T14"><text:s text:c="2"/></text:span><text:span text:style-name="T14">sequence =&gt; 'ACTAGTC...AGTCGTAT',</text:span></text:p>
                <text:p><text:span text:style-name="T14">} );</text:span></text:p>
              </text:list-header>
              <text:list-item>
                <text:p><text:span text:style-name="T12">We add the sequence to the attribute when we create the object with a hashref with keys that match the attribute names, and values for those key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11">bin/02-adding_attributes.pl</text:span></text:p>
                <text:p><text:span text:style-name="T14">say $sequence_manipulator;</text:span></text:p>
                <text:p><text:span text:style-name="T14">say $sequence_manipulator-&gt;sequence();</text:span></text:p>
              </text:list-header>
              <text:list-item>
                <text:p><text:span text:style-name="T12">To call back the sequence, all we need to do is call the attribute name off the object via the arrow ope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3.936cm" svg:x="2.5cm" svg:y="5.064cm" presentation:class="outline" presentation:user-transformed="true">
          <draw:text-box>
            <text:list text:style-name="L2">
              <text:list-item>
                <text:p><text:span text:style-name="T12">We can also add a sequence to the object after it has been created (but only if using rw)</text:span></text:p>
                <text:p><text:span text:style-name="T14">my $sequence_manipulator_2 = SequenceManipulatorAttributes-&gt;new();</text:span></text:p>
                <text:p><text:span text:style-name="T14">say $sequence_manipulator_2;</text:span></text:p>
                <text:p><text:span text:style-name="T14">$sequence_manipulator_2-&gt;sequence( 'agcgatgct' );</text:span></text:p>
                <text:p><text:span text:style-name="T14">say $sequence_manipulator_2-&gt;sequence();</text:span></text:p>
              </text:list-item>
              <text:list-item>
                <text:p><text:span text:style-name="T12">We pass in the sequence to the attribute name, again called via the arrow op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attribute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12">We can have more than 1 attribute</text:span></text:p>
              </text:list-item>
              <text:list-item>
                <text:p><text:span text:style-name="T12">You will do this in the next worksho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I could use a hash</text:span></text:p>
          </draw:text-box>
        </draw:frame>
        <draw:frame presentation:style-name="pr3" draw:text-style-name="P4" draw:layer="layout" svg:width="23cm" svg:height="11.912cm" svg:x="2.5cm" svg:y="5.064cm" presentation:class="outline" presentation:user-transformed="true">
          <draw:text-box>
            <text:list text:style-name="L2">
              <text:list-item>
                <text:p><text:span text:style-name="T12">I could just get a hash, store a sequence on that as a key, and call</text:span></text:p>
                <text:p><text:span text:style-name="T14">my %sequencehash = (</text:span></text:p>
                <text:p><text:span text:style-name="T14"><text:s text:c="2"/></text:span><text:span text:style-name="T14">sequence =&gt; 'AGCTGATG',</text:span></text:p>
                <text:p><text:span text:style-name="T14">);</text:span></text:p>
                <text:p><text:span text:style-name="T14">say $sequencehash{sequence}</text:span></text:p>
                <text:p><text:span text:style-name="T14">$sequencehash{sequence} = 'gatgtagt';</text:span></text:p>
              </text:list-item>
              <text:list-item>
                <text:p><text:span text:style-name="T12">True, but object have metho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1.435cm" svg:x="2.5cm" svg:y="5.064cm" presentation:class="outline" presentation:user-transformed="true">
          <draw:text-box>
            <text:list text:style-name="L2">
              <text:list-item>
                <text:p><text:span text:style-name="T12">Object have methods.</text:span></text:p>
              </text:list-item>
              <text:list-item>
                <text:p><text:span text:style-name="T12">Our kettle object had methods</text:span></text:p>
                <text:list>
                  <text:list-item>
                    <text:p><text:span text:style-name="T12">boil_contents</text:span></text:p>
                  </text:list-item>
                  <text:list-item>
                    <text:p><text:span text:style-name="T12">fill_kettle</text:span></text:p>
                  </text:list-item>
                  <text:list-item>
                    <text:p><text:span text:style-name="T12">pour_contents</text:span></text:p>
                  </text:list-item>
                  <text:list-item>
                    <text:p><text:span text:style-name="T12">water_is_cold</text:span></text:p>
                  </text:list-item>
                  <text:list-item>
                    <text:p><text:span text:style-name="T12">water_is_h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12">What we can see is that the methods this object has are related to the attributes it would have</text:span></text:p>
                <text:list>
                  <text:list-item>
                    <text:p><text:span text:style-name="T12">contains_water</text:span></text:p>
                  </text:list-item>
                </text:list>
                <text:p><text:span text:style-name="T12"/></text:p>
              </text:list-item>
              <text:list-item>
                <text:p><text:span text:style-name="T12">This is what we get with objects. Data, with methods that act on that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12">So for our SequenceManipulator, what methods might we hav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4.259cm" svg:x="2.5cm" svg:y="5.064cm" presentation:class="outline" presentation:user-transformed="true">
          <draw:text-box>
            <text:list text:style-name="L2">
              <text:list-item>
                <text:p><text:span text:style-name="T12">So for our SequenceManipulator, what methods might we have?</text:span></text:p>
                <text:list>
                  <text:list-item>
                    <text:p><text:span text:style-name="T12">length</text:span></text:p>
                  </text:list-item>
                  <text:list-item>
                    <text:p><text:span text:style-name="T12">at_content, gc_content</text:span></text:p>
                  </text:list-item>
                  <text:list-item>
                    <text:p><text:span text:style-name="T12">at_percentage, gc_percentage</text:span></text:p>
                  </text:list-item>
                  <text:list-item>
                    <text:p><text:span text:style-name="T12">find_amino_acid</text:span></text:p>
                  </text:list-item>
                  <text:list-item>
                    <text:p><text:span text:style-name="T12">reverse_strand</text:span></text:p>
                  </text:list-item>
                  <text:list-item>
                    <text:p><text:span text:style-name="T12">amino_acid_sequences_per_orf</text:span></text:p>
                  </text:list-item>
                  <text:list-item>
                    <text:p><text:span text:style-name="T12">change_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12">We have seen some of these before.</text:span></text:p>
              </text:list-item>
              <text:list-item>
                <text:p><text:span text:style-name="T12">Why might it be better to keep them in the object, with the sequence, rather than outside?</text:span></text:p>
                <text:list>
                  <text:list-item>
                    <text:p><text:span text:style-name="T12">e.g. just exported from another module - after all, being in a module makes it reu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1.897cm" svg:x="2.5cm" svg:y="5.064cm" presentation:class="outline" presentation:user-transformed="true">
          <draw:text-box>
            <text:list text:style-name="L2">
              <text:list-item>
                <text:p><text:span text:style-name="T12">If you keep your data and the methods which manipulate it close, the code becomes clearer.</text:span></text:p>
              </text:list-item>
              <text:list-item>
                <text:p><text:span text:style-name="T13">length</text:span><text:span text:style-name="T12"> could mean anything</text:span></text:p>
                <text:list>
                  <text:list-item>
                    <text:p><text:span text:style-name="T12">part of the dimensions of a piece of office furniture</text:span></text:p>
                  </text:list-item>
                  <text:list-item>
                    <text:p><text:span text:style-name="T12">requested length for a table to be</text:span></text:p>
                  </text:list-item>
                  <text:list-item>
                    <text:p><text:span text:style-name="T12"><text:s/></text:span><text:span text:style-name="T12">time por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0.75cm" svg:x="2.5cm" svg:y="5.064cm" presentation:class="outline" presentation:user-transformed="true">
          <draw:text-box>
            <text:list text:style-name="L2">
              <text:list-item>
                <text:p><text:span text:style-name="T12">If the method is inside the object, then it limits the scope that length can mean.</text:span></text:p>
              </text:list-item>
              <text:list-item>
                <text:p><text:span text:style-name="T12">It has to relate to sequence, and therefore is likely to be either</text:span></text:p>
                <text:list>
                  <text:list-item>
                    <text:p><text:span text:style-name="T12">a request for a specific length,</text:span></text:p>
                  </text:list-item>
                  <text:list-item>
                    <text:p><text:span text:style-name="T12">or more likely, the length of the sequence in the manipulat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2.911cm" svg:x="2.5cm" svg:y="5.064cm" presentation:class="outline" presentation:user-transformed="true">
          <draw:text-box>
            <text:list text:style-name="L2">
              <text:list-item>
                <text:p><text:span text:style-name="T12">Reduce the likelihood of clashes of code, since you have to call the method off the object so that</text:span></text:p>
                <text:p><text:span text:style-name="T14">$table-&gt;length();</text:span></text:p>
                <text:p><text:span text:style-name="T14">$sequence_manipulator-&gt;length();</text:span></text:p>
              </text:list-item>
              <text:list-item>
                <text:p><text:span text:style-name="T12">will know which operations to do on which data, rather than</text:span></text:p>
                <text:p><text:span text:style-name="T15">length( $table );</text:span></text:p>
                <text:p><text:span text:style-name="T15">length( $sequence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3.122cm" svg:x="2.5cm" svg:y="5cm" presentation:class="outline" presentation:user-transformed="true">
          <draw:text-box>
            <text:list text:style-name="L2">
              <text:list-item>
                <text:p><text:span text:style-name="T12">So, let's add a method to our SequenceManipulator.</text:span></text:p>
                <text:p><text:span text:style-name="T14">sub length { };</text:span></text:p>
                <text:p><text:span text:style-name="T12"/></text:p>
              </text:list-item>
              <text:list-item>
                <text:p><text:span text:style-name="T12">That was easy, wasn't it. All we have done is written a function in our module.</text:span></text:p>
              </text:list-item>
              <text:list-item>
                <text:p><text:span text:style-name="T12">However, it won't allow us to manipulate the sequence, as it hasn't got a clue about the 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3.411cm" svg:x="2.5cm" svg:y="5cm" presentation:class="outline" presentation:user-transformed="true">
          <draw:text-box>
            <text:list text:style-name="L2">
              <text:list-header>
                <text:p><text:span text:style-name="T14">sub length {</text:span></text:p>
                <text:p><text:span text:style-name="T14"><text:s text:c="2"/></text:span><text:span text:style-name="T14">my ( $self ) = @_;</text:span></text:p>
                <text:p><text:span text:style-name="T14">};</text:span></text:p>
              </text:list-header>
              <text:list-item>
                <text:p><text:span text:style-name="T12">First parameter passed to an objects method is the object itself.</text:span></text:p>
              </text:list-item>
              <text:list-item>
                <text:p><text:span text:style-name="T12">Always assign to the </text:span><text:span text:style-name="T13">$self</text:span><text:span text:style-name="T12"> variable!</text:span></text:p>
              </text:list-item>
              <text:list-item>
                <text:p><text:span text:style-name="T12">Now the method can access the attributes on the object with</text:span></text:p>
                <text:p><text:span text:style-name="T14">$self-&gt;attribute_name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4.174cm" svg:x="2.5cm" svg:y="5cm" presentation:class="outline" presentation:user-transformed="true">
          <draw:text-box>
            <text:list text:style-name="L2">
              <text:list-item>
                <text:p><text:span text:style-name="T12">So let's finish our length method</text:span></text:p>
                <text:p><text:span text:style-name="T14">sub length {</text:span></text:p>
                <text:p><text:span text:style-name="T14"><text:s text:c="2"/></text:span><text:span text:style-name="T14">my ( $self ) = @_;</text:span></text:p>
                <text:p><text:span text:style-name="T14"><text:s text:c="2"/></text:span><text:span text:style-name="T14">return length $self-&gt;sequence();</text:span></text:p>
                <text:p><text:span text:style-name="T14">}</text:span></text:p>
                <text:p><text:span text:style-name="T13">lib/SequenceManipulatorMethods.pm</text:span></text:p>
                <text:p><text:span text:style-name="T13">bin/03-adding_methods.pl</text:span></text:p>
              </text:list-item>
              <text:list-item>
                <text:p><text:span text:style-name="T12">We can call the length on the sequence</text:span></text:p>
                <text:p><text:span text:style-name="T14">say $sequence_manipulator-&gt;length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1.175cm" svg:x="2.5cm" svg:y="5cm" presentation:class="outline" presentation:user-transformed="true">
          <draw:text-box>
            <text:list text:style-name="L2">
              <text:list-item>
                <text:p><text:span text:style-name="T12">Lets add the ability to change a base in the sequence to another one, permanently.</text:span></text:p>
                <text:p><text:span text:style-name="T14">sub change_base {</text:span></text:p>
                <text:p><text:span text:style-name="T14"><text:s text:c="2"/></text:span><text:span text:style-name="T14">my ( $self, $original_base, $new_base ) = @_;</text:span></text:p>
                <text:p><text:span text:style-name="T14"><text:s text:c="2"/></text:span><text:span text:style-name="T14">if ( $original_base !~ m/[ACGTN]/ixms || $new_base !~ m/[ACGTN]/ixms ) {</text:span></text:p>
                <text:p><text:span text:style-name="T14"><text:s text:c="4"/></text:span><text:span text:style-name="T14">die 'one of your bases is not a legitimate base';</text:span></text:p>
                <text:p><text:span text:style-name="T14"><text:s text:c="2"/></text:span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><text:span text:style-name="T14"><text:s text:c="2"/></text:span><text:span text:style-name="T14">my $sequence = $self-&gt;sequence();</text:span></text:p>
                <text:p><text:span text:style-name="T14"><text:s text:c="2"/></text:span><text:span text:style-name="T14">$sequence =~ s/$original_base/$new_base/gixms;</text:span></text:p>
                <text:p><text:span text:style-name="T14"><text:s text:c="2"/></text:span><text:span text:style-name="T14">$self-&gt;sequence( $sequence );</text:span></text:p>
                <text:p><text:span text:style-name="T14"/></text:p>
                <text:p><text:span text:style-name="T14"><text:s text:c="2"/></text:span><text:span text:style-name="T14">return $sequence;</text:span></text:p>
                <text:p><text:span text:style-name="T14">}</text:span></text:p>
                <text:p><text:span text:style-name="T13">bin/03-adding_methods2.pl</text:span></text:p>
                <text:p><text:span text:style-name="T14">$sequence_manipulator-&gt;change_base( 'a', 't' );</text:span></text:p>
                <text:p><text:span text:style-name="T14">say $sequence_manipulator-&gt;sequence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4.41cm" svg:x="2.5cm" svg:y="5cm" presentation:class="outline" presentation:user-transformed="true">
          <draw:text-box>
            <text:list text:style-name="L2">
              <text:list-item>
                <text:p><text:span text:style-name="T12">This is more complicated, let's go through it</text:span></text:p>
                <text:p><text:span text:style-name="T14">sub change_base {</text:span></text:p>
                <text:p><text:span text:style-name="T14"><text:s text:c="2"/></text:span><text:span text:style-name="T14">my ( $self, $original_base, $new_base ) = @_;</text:span></text:p>
                <text:p><text:span text:style-name="T14"/></text:p>
              </text:list-item>
              <text:list-item>
                <text:p><text:span text:style-name="T12">We want to accept two parameters. $original_base and $new_base.</text:span></text:p>
              </text:list-item>
              <text:list-item>
                <text:p><text:span text:style-name="T12">However, the first parameter to an object method is always itself, so we need to account for this, and accept 3 parameters, naming according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3.673cm" svg:x="2.5cm" svg:y="5cm" presentation:class="outline" presentation:user-transformed="true">
          <draw:text-box>
            <text:list text:style-name="L2">
              <text:list-header>
                <text:p><text:span text:style-name="T14"><text:s text:c="2"/></text:span><text:span text:style-name="T14">if ( $original_base !~ m/[ACGTN]/ixms || $new_base !~ m/[ACGTN]/ixms ) {</text:span></text:p>
                <text:p><text:span text:style-name="T14"><text:s text:c="4"/></text:span><text:span text:style-name="T14">die 'one of your bases is not a legitimate base';</text:span></text:p>
                <text:p><text:span text:style-name="T14"><text:s text:c="2"/></text:span><text:span text:style-name="T14">}</text:span></text:p>
              </text:list-header>
              <text:list-item>
                <text:p><text:span text:style-name="T12">We'll do a check here to ensure that the 2 parameters match a legitimate DNA letter (we'll include N).</text:span></text:p>
              </text:list-item>
              <text:list-item>
                <text:p><text:span text:style-name="T12">If not, we'll </text:span><text:span text:style-name="T13">die</text:span><text:span text:style-name="T12">, which will take us back to the calling script and </text:span><text:span text:style-name="T13">die</text:span><text:span text:style-name="T12"> out of that with the message decla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2.885cm" svg:x="2.5cm" svg:y="5cm" presentation:class="outline" presentation:user-transformed="true">
          <draw:text-box>
            <text:list text:style-name="L2">
              <text:list-header>
                <text:p><text:span text:style-name="T14"><text:s text:c="3"/></text:span><text:span text:style-name="T14">my $sequence = $self-&gt;sequence();</text:span></text:p>
              </text:list-header>
              <text:list-item>
                <text:p><text:span text:style-name="T12">We'll get the sequence that is inside the object.</text:span></text:p>
              </text:list-item>
              <text:list-item>
                <text:p><text:span text:style-name="T12">We have to do that as a call on $self, since there is no magic which will let us use the attribute without such a call.</text:span></text:p>
                <text:p><text:span text:style-name="T14"><text:s text:c="2"/></text:span><text:span text:style-name="T14">$sequence =~ s/$original_base/$new_base/gixms;</text:span></text:p>
              </text:list-item>
              <text:list-item>
                <text:p><text:span text:style-name="T12">We do a regular expression substitution on the sequence obtain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2.911cm" svg:x="2.5cm" svg:y="5cm" presentation:class="outline" presentation:user-transformed="true">
          <draw:text-box>
            <text:list text:style-name="L2">
              <text:list-header>
                <text:p><text:span text:style-name="T14"><text:s text:c="2"/></text:span><text:span text:style-name="T14">$self-&gt;sequence( $sequence );</text:span></text:p>
              </text:list-header>
              <text:list-item>
                <text:p><text:span text:style-name="T12">We store this back in the attribute (which is why we need the attribute to be read/write)</text:span></text:p>
                <text:p><text:span text:style-name="T14"/></text:p>
                <text:p><text:span text:style-name="T14"><text:s text:c="2"/></text:span><text:span text:style-name="T14">return $sequence;</text:span></text:p>
                <text:p><text:span text:style-name="T14">}</text:span></text:p>
              </text:list-item>
              <text:list-item>
                <text:p><text:span text:style-name="T12">We return the changed sequence, as this provides a true value, and close the metho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Add Methods</text:span></text:p>
          </draw:text-box>
        </draw:frame>
        <draw:frame presentation:style-name="pr3" draw:text-style-name="P4" draw:layer="layout" svg:width="23cm" svg:height="10.75cm" svg:x="2.5cm" svg:y="6.5cm" presentation:class="outline" presentation:user-transformed="true">
          <draw:text-box>
            <text:list text:style-name="L2">
              <text:list-header>
                <text:p><text:span text:style-name="T14">$sequence_manipulator-&gt;change_base( 'a', 't' );</text:span></text:p>
              </text:list-header>
              <text:list-item>
                <text:p><text:span text:style-name="T12">We call the method on object </text:span><text:span text:style-name="T13">$sequence_manipulator</text:span><text:span text:style-name="T12">, passing in 2 parameters</text:span></text:p>
                <text:list>
                  <text:list-item>
                    <text:p><text:span text:style-name="T12">the base we want to change</text:span></text:p>
                  </text:list-item>
                  <text:list-item>
                    <text:p><text:span text:style-name="T12">the base we want it changed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bjects – Please Sir, Can I have some more?</text:span></text:p>
          </draw:text-box>
        </draw:frame>
        <draw:frame presentation:style-name="pr3" draw:text-style-name="P4" draw:layer="layout" svg:width="23cm" svg:height="11.097cm" svg:x="2.5cm" svg:y="6.5cm" presentation:class="outline" presentation:user-transformed="true">
          <draw:text-box>
            <text:list text:style-name="L2">
              <text:list-item>
                <text:p><text:span text:style-name="T12">We can add any amount of methods we like, and any number of attributes.</text:span></text:p>
              </text:list-item>
              <text:list-item>
                <text:p><text:span text:style-name="T12"><text:s/></text:span><text:span text:style-name="T12">However, it is recommended that you look to keep objects discrete, and methods relevant.</text:span></text:p>
              </text:list-item>
              <text:list-item>
                <text:p><text:span text:style-name="T12">It's no use creating an object that can do loads of stuff, if the call for it to do it is highly unlike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4">Objects – Please Sir, Can I have some more?</text:span></text:p>
          </draw:text-box>
        </draw:frame>
        <draw:frame presentation:style-name="pr3" draw:text-style-name="P4" draw:layer="layout" svg:width="23cm" svg:height="12.846cm" svg:x="2.5cm" svg:y="6.5cm" presentation:class="outline" presentation:user-transformed="true">
          <draw:text-box>
            <text:list text:style-name="L2">
              <text:list-item>
                <text:p><text:span text:style-name="T12">i.e. Just to see if </text:span><text:span text:style-name="T13">Gattaca</text:span><text:span text:style-name="T12"> is found</text:span></text:p>
                <text:p><text:span text:style-name="T16">sub find_film_name {</text:span></text:p>
                <text:p><text:span text:style-name="T16"><text:s text:c="2"/></text:span><text:span text:style-name="T16">my ( $self, $film_name ) = @_;</text:span></text:p>
                <text:p><text:span text:style-name="T16"><text:s text:c="2"/></text:span><text:span text:style-name="T16">if ( $self-&gt;sequence() =~ m/$film_name/ixms ) {</text:span></text:p>
                <text:p><text:span text:style-name="T16"><text:s text:c="4"/></text:span><text:span text:style-name="T16">say "film $film_name found." ;</text:span></text:p>
                <text:p><text:span text:style-name="T16"><text:s text:c="2"/></text:span><text:span text:style-name="T16">} else {</text:span></text:p>
                <text:p><text:span text:style-name="T16"><text:s text:c="4"/></text:span><text:span text:style-name="T16">say "film $film_name not found.";</text:span></text:p>
                <text:p><text:span text:style-name="T16"><text:s text:c="2"/></text:span><text:span text:style-name="T16">}</text:span></text:p>
                <text:p><text:span text:style-name="T16"><text:s text:c="2"/></text:span><text:span text:style-name="T16">return;</text:span></text:p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1.949cm" svg:x="2.5cm" svg:y="6.5cm" presentation:class="outline" presentation:user-transformed="true">
          <draw:text-box>
            <text:list text:style-name="L2">
              <text:list-item>
                <text:p><text:span text:style-name="T12">1) Almost identical to a module</text:span></text:p>
                <text:list>
                  <text:list-item>
                    <text:p><text:span text:style-name="T12">with a package name and the true 1;</text:span></text:p>
                  </text:list-item>
                  <text:list-item>
                    <text:p><text:span text:style-name="T12">But use Moose, instead of Export stuff</text:span></text:p>
                  </text:list-item>
                </text:list>
                <text:p><text:span text:style-name="T14">package MyObject;</text:span></text:p>
                <text:p><text:span text:style-name="T14">use Modern::Perl;</text:span></text:p>
                <text:p><text:span text:style-name="T14">use Moose;</text:span></text:p>
                <text:p><text:span text:style-name="T14">1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0.75cm" svg:x="2.5cm" svg:y="6.5cm" presentation:class="outline" presentation:user-transformed="true">
          <draw:text-box>
            <text:list text:style-name="L2">
              <text:list-item>
                <text:p><text:span text:style-name="T12">2) You still use the package in your script</text:span></text:p>
                <text:p><text:span text:style-name="T12"/></text:p>
                <text:p><text:span text:style-name="T14">use MyObjec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1.397cm" svg:x="2.5cm" svg:y="6.5cm" presentation:class="outline" presentation:user-transformed="true">
          <draw:text-box>
            <text:list text:style-name="L2">
              <text:list-item>
                <text:p><text:span text:style-name="T12">3) An object has attributes - data stores which can be read/write or read only, and can be typed</text:span></text:p>
                <text:list>
                  <text:list-item>
                    <text:p><text:span text:style-name="T12">has 'string' =&gt; (isa =&gt; 'Str',is =&gt; 'rw');</text:span></text:p>
                  </text:list-item>
                  <text:list-item>
                    <text:p><text:span text:style-name="T12">has 'num' =&gt; (isa =&gt; 'Num',is =&gt; 'ro');</text:span></text:p>
                  </text:list-item>
                </text:list>
              </text:list-item>
              <text:list-item>
                <text:p><text:span text:style-name="T12">If it needs modifying either outside of the object or within after construction, it need to be r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12">4) An object has methods - written almost identically as functions, except needing to get </text:span><text:span text:style-name="T13">$self</text:span></text:p>
                <text:p><text:span text:style-name="T14">sub my_object_method {</text:span></text:p>
                <text:p><text:span text:style-name="T14"><text:s text:c="2"/></text:span><text:span text:style-name="T14">my ( $self, $param1, $param2 ... ) = @_;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0.75cm" svg:x="2.5cm" svg:y="6.75cm" presentation:class="outline" presentation:user-transformed="true">
          <draw:text-box>
            <text:list text:style-name="L2">
              <text:list-item>
                <text:p><text:span text:style-name="T12">If you want to access an attribute to work on, then</text:span></text:p>
                <text:p><text:span text:style-name="T14"><text:s text:c="2"/></text:span><text:span text:style-name="T14">my $method_copy = $self-&gt;attribute();</text:span></text:p>
              </text:list-item>
              <text:list-item>
                <text:p><text:span text:style-name="T12">Once worked on, if it has to be overwritten or populated (and is rw)</text:span></text:p>
                <text:p><text:span text:style-name="T15"><text:s text:c="2"/></text:span><text:span text:style-name="T14">$self-&gt;attrib</text:span><text:span text:style-name="T18">ute( $worked_on_copy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12">5) Obtain an object in your script with</text:span></text:p>
                <text:p><text:span text:style-name="T14"><text:s text:c="2"/></text:span><text:span text:style-name="T14">my $object = MyObject-&gt;new( {</text:span></text:p>
                <text:p><text:span text:style-name="T14"><text:s text:c="4"/></text:span><text:span text:style-name="T14">attribute1 =&gt; 'value1,</text:span></text:p>
                <text:p><text:span text:style-name="T14"><text:s text:c="4"/></text:span><text:span text:style-name="T14">...</text:span></text:p>
                <text:p><text:span text:style-name="T14"><text:s text:c="2"/></text:span><text:span text:style-name="T14">}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Summary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item>
                <text:p><text:span text:style-name="T12">6) Call attributes and methods on your object</text:span></text:p>
                <text:p><text:span text:style-name="T15"><text:s text:c="2"/></text:span><text:span text:style-name="T15">my $object_attribute = $object-&gt;attribute1();</text:span></text:p>
                <text:p><text:span text:style-name="T15"><text:s text:c="2"/></text:span><text:span text:style-name="T15">$object-&gt;my_object_method( @parameters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4">Objects – Workshop</text:span></text:p>
          </draw:text-box>
        </draw:frame>
        <draw:frame presentation:style-name="pr3" draw:text-style-name="P4" draw:layer="layout" svg:width="23cm" svg:height="10.75cm" svg:x="2.5cm" svg:y="7.25cm" presentation:class="outline" presentation:user-transformed="true">
          <draw:text-box>
            <text:list text:style-name="L2">
              <text:list-header>
                <text:p><text:span text:style-name="T12">10a-write_an_object</text:span></text:p>
                <text:p><text:span text:style-name="T13">bin/01-write_an_object.pl</text:span></text:p>
              </text:list-header>
              <text:list-item>
                <text:p><text:span text:style-name="T12">Looking to create 3 objects</text:span></text:p>
                <text:list>
                  <text:list-item>
                    <text:p><text:span text:style-name="T19">Sequencing Machine producing sequences</text:span></text:p>
                  </text:list-item>
                  <text:list-item>
                    <text:p><text:span text:style-name="T19">Sequence object</text:span></text:p>
                  </text:list-item>
                  <text:list-item>
                    <text:p><text:span text:style-name="T19">Object to produce the amino acid cod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7T09:43:25</meta:creation-date>
    <meta:editing-duration>PT05H56M39S</meta:editing-duration>
    <meta:editing-cycles>23</meta:editing-cycles>
    <dc:date>2011-04-27T15:40:02</dc:date>
    <dc:creator>Andy Brown</dc:creator>
    <meta:generator>OpenOffice.org/3.2$Unix OpenOffice.org_project/320m12$Build-9483</meta:generator>
    <meta:document-statistic meta:object-count="271"/>
  </office:meta>
</office:document-meta>
</file>